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diagonal-bl-tr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qu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 table:number-columns-spanned="9" table:number-rows-spanned="1">
            <text:p>std::vector</text:p>
          </table:table-cell>
          <table:covered-table-cell table:number-columns-repeated="7" table:style-name="ce7"/>
          <table:covered-table-cell table:style-name="ce11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count_elements</text:p>
          </table:table-cell>
          <table:table-cell table:style-name="ce7" office:value-type="string" calcext:value-type="string">
            <text:p>add_at_begin</text:p>
          </table:table-cell>
          <table:table-cell table:style-name="ce7" office:value-type="string" calcext:value-type="string">
            <text:p>add_at_middle</text:p>
          </table:table-cell>
          <table:table-cell table:style-name="ce7" office:value-type="string" calcext:value-type="string">
            <text:p>add_at_end</text:p>
          </table:table-cell>
          <table:table-cell table:style-name="ce7" office:value-type="string" calcext:value-type="string">
            <text:p>remove_at_begin</text:p>
          </table:table-cell>
          <table:table-cell table:style-name="ce7" office:value-type="string" calcext:value-type="string">
            <text:p>remove_at_middle</text:p>
          </table:table-cell>
          <table:table-cell table:style-name="ce7" office:value-type="string" calcext:value-type="string">
            <text:p>remove_at_end</text:p>
          </table:table-cell>
          <table:table-cell table:style-name="ce7" office:value-type="string" calcext:value-type="string">
            <text:p>modify_all_index</text:p>
          </table:table-cell>
          <table:table-cell table:style-name="ce11" office:value-type="string" calcext:value-type="string">
            <text:p>modify_parity_idx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1000" calcext:value-type="float">
            <text:p>100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5000" calcext:value-type="float">
            <text:p>50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10000" calcext:value-type="float">
            <text:p>100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15000" calcext:value-type="float">
            <text:p>1500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20000" calcext:value-type="float">
            <text:p>200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25000" calcext:value-type="float">
            <text:p>2500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30000" calcext:value-type="float">
            <text:p>3000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35000" calcext:value-type="float">
            <text:p>3500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40000" calcext:value-type="float">
            <text:p>40000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45000" calcext:value-type="float">
            <text:p>4500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50000" calcext:value-type="float">
            <text:p>50000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61" calcext:value-type="float">
            <text:p>6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 table:number-rows-repeated="2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 table:number-columns-spanned="9" table:number-rows-spanned="1">
            <text:p>std::deque</text:p>
          </table:table-cell>
          <table:covered-table-cell table:number-columns-repeated="8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count_elements</text:p>
          </table:table-cell>
          <table:table-cell table:style-name="ce8" office:value-type="string" calcext:value-type="string">
            <text:p>add_at_begin</text:p>
          </table:table-cell>
          <table:table-cell table:style-name="ce8" office:value-type="string" calcext:value-type="string">
            <text:p>add_at_middle</text:p>
          </table:table-cell>
          <table:table-cell table:style-name="ce8" office:value-type="string" calcext:value-type="string">
            <text:p>add_at_end</text:p>
          </table:table-cell>
          <table:table-cell table:style-name="ce8" office:value-type="string" calcext:value-type="string">
            <text:p>remove_at_begin</text:p>
          </table:table-cell>
          <table:table-cell table:style-name="ce8" office:value-type="string" calcext:value-type="string">
            <text:p>remove_at_middle</text:p>
          </table:table-cell>
          <table:table-cell table:style-name="ce8" office:value-type="string" calcext:value-type="string">
            <text:p>remove_at_end</text:p>
          </table:table-cell>
          <table:table-cell table:style-name="ce8" office:value-type="string" calcext:value-type="string">
            <text:p>modify_all_index</text:p>
          </table:table-cell>
          <table:table-cell table:style-name="ce13" office:value-type="string" calcext:value-type="string">
            <text:p>modify_parity_idx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5" office:value-type="float" office:value="1000" calcext:value-type="float">
            <text:p>1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5" office:value-type="float" office:value="5000" calcext:value-type="float">
            <text:p>5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5" office:value-type="float" office:value="10000" calcext:value-type="float">
            <text:p>10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" calcext:value-type="float">
            <text:p>5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5" office:value-type="float" office:value="15000" calcext:value-type="float">
            <text:p>15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5" office:value-type="float" office:value="20000" calcext:value-type="float">
            <text:p>2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3" calcext:value-type="float">
            <text:p>20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5" office:value-type="float" office:value="25000" calcext:value-type="float">
            <text:p>25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13" calcext:value-type="float">
            <text:p>31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5" office:value-type="float" office:value="30000" calcext:value-type="float">
            <text:p>30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50" calcext:value-type="float">
            <text:p>45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5" office:value-type="float" office:value="35000" calcext:value-type="float">
            <text:p>35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44" calcext:value-type="float">
            <text:p>64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4" calcext:value-type="float">
            <text:p>61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5" office:value-type="float" office:value="40000" calcext:value-type="float">
            <text:p>400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48" calcext:value-type="float">
            <text:p>84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95" calcext:value-type="float">
            <text:p>7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5" office:value-type="float" office:value="45000" calcext:value-type="float">
            <text:p>450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68" calcext:value-type="float">
            <text:p>106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7" calcext:value-type="float">
            <text:p>100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5" office:value-type="float" office:value="50000" calcext:value-type="float">
            <text:p>500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8" calcext:value-type="float">
            <text:p>130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40" calcext:value-type="float">
            <text:p>124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6" table:number-columns-repeated="9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 table:number-columns-spanned="9" table:number-rows-spanned="1">
            <text:p>std::list</text:p>
          </table:table-cell>
          <table:covered-table-cell table:number-columns-repeated="7" table:style-name="ce7"/>
          <table:covered-table-cell table:style-name="ce11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count_elements</text:p>
          </table:table-cell>
          <table:table-cell table:style-name="ce7" office:value-type="string" calcext:value-type="string">
            <text:p>add_at_begin</text:p>
          </table:table-cell>
          <table:table-cell table:style-name="ce7" office:value-type="string" calcext:value-type="string">
            <text:p>add_at_middle</text:p>
          </table:table-cell>
          <table:table-cell table:style-name="ce7" office:value-type="string" calcext:value-type="string">
            <text:p>add_at_end</text:p>
          </table:table-cell>
          <table:table-cell table:style-name="ce7" office:value-type="string" calcext:value-type="string">
            <text:p>remove_at_begin</text:p>
          </table:table-cell>
          <table:table-cell table:style-name="ce7" office:value-type="string" calcext:value-type="string">
            <text:p>remove_at_middle</text:p>
          </table:table-cell>
          <table:table-cell table:style-name="ce7" office:value-type="string" calcext:value-type="string">
            <text:p>remove_at_end</text:p>
          </table:table-cell>
          <table:table-cell table:style-name="ce7" office:value-type="string" calcext:value-type="string">
            <text:p>modify_all_index</text:p>
          </table:table-cell>
          <table:table-cell table:style-name="ce11" office:value-type="string" calcext:value-type="string">
            <text:p>modify_parity_idx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1000" calcext:value-type="float">
            <text:p>1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5000" calcext:value-type="float">
            <text:p>5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10000" calcext:value-type="float">
            <text:p>1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15000" calcext:value-type="float">
            <text:p>15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20000" calcext:value-type="float">
            <text:p>20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25000" calcext:value-type="float">
            <text:p>25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72" calcext:value-type="float">
            <text:p>117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66" calcext:value-type="float">
            <text:p>116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30000" calcext:value-type="float">
            <text:p>30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31" calcext:value-type="float">
            <text:p>173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721" calcext:value-type="float">
            <text:p>17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35000" calcext:value-type="float">
            <text:p>35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391" calcext:value-type="float">
            <text:p>239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444" calcext:value-type="float">
            <text:p>244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40000" calcext:value-type="float">
            <text:p>4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525" calcext:value-type="float">
            <text:p>35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27" calcext:value-type="float">
            <text:p>32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45000" calcext:value-type="float">
            <text:p>45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298" calcext:value-type="float">
            <text:p>429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263" calcext:value-type="float">
            <text:p>42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50000" calcext:value-type="float">
            <text:p>50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880" calcext:value-type="float">
            <text:p>588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914" calcext:value-type="float">
            <text:p>59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/>
          <table:table-cell table:number-columns-repeated="1013"/>
        </table:table-row>
        <table:table-row table:style-name="ro1" table:number-rows-repeated="3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3" office:value-type="string" calcext:value-type="string" table:number-columns-spanned="3" table:number-rows-spanned="1">
            <text:p>std::map</text:p>
          </table:table-cell>
          <table:covered-table-cell table:style-name="ce7"/>
          <table:covered-table-cell table:style-name="ce11"/>
          <table:table-cell table:style-name="ce6"/>
          <table:table-cell table:style-name="ce3" office:value-type="string" calcext:value-type="string" table:number-columns-spanned="3" table:number-rows-spanned="1">
            <text:p>std::unordered_map</text:p>
          </table:table-cell>
          <table:covered-table-cell table:style-name="ce7"/>
          <table:covered-table-cell table:style-name="ce11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9" office:value-type="string" calcext:value-type="string">
            <text:p>elements</text:p>
          </table:table-cell>
          <table:table-cell table:style-name="ce10" office:value-type="string" calcext:value-type="string">
            <text:p>access</text:p>
          </table:table-cell>
          <table:table-cell table:style-name="ce12" office:value-type="string" calcext:value-type="string">
            <text:p>modify</text:p>
          </table:table-cell>
          <table:table-cell table:style-name="ce6"/>
          <table:table-cell table:style-name="ce9" office:value-type="string" calcext:value-type="string">
            <text:p>elements</text:p>
          </table:table-cell>
          <table:table-cell table:style-name="ce10" office:value-type="string" calcext:value-type="string">
            <text:p>access</text:p>
          </table:table-cell>
          <table:table-cell table:style-name="ce12" office:value-type="string" calcext:value-type="string">
            <text:p>modify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9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6"/>
          <table:table-cell table:style-name="ce9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9" office:value-type="float" office:value="1000" calcext:value-type="float">
            <text:p>100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6"/>
          <table:table-cell table:style-name="ce9" office:value-type="float" office:value="1000" calcext:value-type="float">
            <text:p>100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9" office:value-type="float" office:value="10000" calcext:value-type="float">
            <text:p>1000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6"/>
          <table:table-cell table:style-name="ce9" office:value-type="float" office:value="10000" calcext:value-type="float">
            <text:p>1000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9" office:value-type="float" office:value="100000" calcext:value-type="float">
            <text:p>10000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98" calcext:value-type="float">
            <text:p>98</text:p>
          </table:table-cell>
          <table:table-cell table:style-name="ce6"/>
          <table:table-cell table:style-name="ce9" office:value-type="float" office:value="100000" calcext:value-type="float">
            <text:p>10000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98" calcext:value-type="float">
            <text:p>9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9" office:value-type="float" office:value="500000" calcext:value-type="float">
            <text:p>50000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49" calcext:value-type="float">
            <text:p>549</text:p>
          </table:table-cell>
          <table:table-cell table:style-name="ce6"/>
          <table:table-cell table:style-name="ce9" office:value-type="float" office:value="500000" calcext:value-type="float">
            <text:p>50000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49" calcext:value-type="float">
            <text:p>549</text:p>
          </table:table-cell>
          <table:table-cell table:style-name="ce1" table:number-columns-repeated="2"/>
          <table:table-cell table:number-columns-repeated="1013"/>
        </table:table-row>
        <table:table-row table:style-name="ro1" table:number-rows-repeated="2">
          <table:table-cell table:style-name="ce1" table:number-columns-repeated="11"/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4T20:32:36.981065599</dc:date>
    <meta:editing-duration>PT12M13S</meta:editing-duration>
    <meta:editing-cycles>1</meta:editing-cycles>
    <meta:generator>LibreOffice/7.2.4.1$Linux_X86_64 LibreOffice_project/b8e68b5bf61ce56d972a163ea31a18aecdcd64cd</meta:generator>
    <meta:document-statistic meta:table-count="1" meta:cell-count="365" meta:object-count="0"/>
  </office:meta>
</office:document-meta>
</file>